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/>
    </style:style>
    <style:style style:name="P2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1fcf1a"/>
    </style:style>
    <style:style style:name="P3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1fcf1a" officeooo:paragraph-rsid="00217e3a"/>
    </style:style>
    <style:style style:name="P4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17e3a" officeooo:paragraph-rsid="00217e3a"/>
    </style:style>
    <style:style style:name="P5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17e3a" officeooo:paragraph-rsid="00305d70"/>
    </style:style>
    <style:style style:name="P6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22138" officeooo:paragraph-rsid="00222138"/>
    </style:style>
    <style:style style:name="P7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22138" officeooo:paragraph-rsid="0023efe6"/>
    </style:style>
    <style:style style:name="P8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22138" officeooo:paragraph-rsid="00286069"/>
    </style:style>
    <style:style style:name="P9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3efe6" officeooo:paragraph-rsid="0023efe6"/>
    </style:style>
    <style:style style:name="P10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305d70" officeooo:paragraph-rsid="00305d70"/>
    </style:style>
    <style:style style:name="P1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305d70" officeooo:paragraph-rsid="00348fd2"/>
    </style:style>
    <style:style style:name="P12" style:family="paragraph" style:parent-style-name="Standard">
      <style:paragraph-properties fo:orphans="2" fo:widows="2"/>
      <style:text-properties fo:font-variant="normal" fo:text-transform="none" fo:color="#222222" fo:letter-spacing="normal"/>
    </style:style>
    <style:style style:name="P13" style:family="paragraph" style:parent-style-name="Standard">
      <style:paragraph-properties fo:orphans="2" fo:widows="2"/>
      <style:text-properties fo:font-variant="normal" fo:text-transform="none" fo:color="#222222" fo:letter-spacing="normal" officeooo:paragraph-rsid="00348f0f"/>
    </style:style>
    <style:style style:name="P14" style:family="paragraph" style:parent-style-name="Standard">
      <style:paragraph-properties fo:orphans="2" fo:widows="2"/>
      <style:text-properties officeooo:paragraph-rsid="00348fd2"/>
    </style:style>
    <style:style style:name="P15" style:family="paragraph" style:parent-style-name="Standard">
      <style:paragraph-properties fo:orphans="2" fo:widows="2"/>
      <style:text-properties officeooo:rsid="00222138" officeooo:paragraph-rsid="0023efe6"/>
    </style:style>
    <style:style style:name="P16" style:family="paragraph" style:parent-style-name="Standard">
      <style:paragraph-properties fo:orphans="2" fo:widows="2"/>
      <style:text-properties officeooo:rsid="00217e3a" officeooo:paragraph-rsid="00217e3a"/>
    </style:style>
    <style:style style:name="P17" style:family="paragraph" style:parent-style-name="Standard">
      <style:paragraph-properties fo:orphans="2" fo:widows="2"/>
      <style:text-properties officeooo:rsid="00286069" officeooo:paragraph-rsid="00286069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1fcf1a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2a5bcd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2c50f5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1fcf1a" officeooo:paragraph-rsid="001fcf1a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56eda" officeooo:paragraph-rsid="002c50f5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c50f5" officeooo:paragraph-rsid="003b450f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413714" officeooo:paragraph-rsid="00413714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</style:style>
    <style:style style:name="P28" style:family="paragraph" style:parent-style-name="Standard">
      <style:paragraph-properties fo:orphans="2" fo:widows="2" style:writing-mode="lr-tb"/>
      <style:text-properties fo:font-variant="normal" fo:text-transform="none" fo:color="#222222" fo:letter-spacing="normal" officeooo:rsid="001fcf1a" officeooo:paragraph-rsid="001fcf1a"/>
    </style:style>
    <style:style style:name="P29" style:family="paragraph" style:parent-style-name="Standard">
      <style:paragraph-properties fo:orphans="2" fo:widows="2" style:writing-mode="lr-tb"/>
      <style:text-properties fo:font-variant="normal" fo:text-transform="none" fo:color="#222222" style:font-name="arial" fo:font-size="12pt" fo:letter-spacing="normal" fo:font-style="normal" fo:font-weight="normal"/>
    </style:style>
    <style:style style:name="P30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305d70" officeooo:paragraph-rsid="00434903"/>
    </style:style>
    <style:style style:name="P3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paragraph-rsid="00434903"/>
    </style:style>
    <style:style style:name="P32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22138" officeooo:paragraph-rsid="00222138"/>
    </style:style>
    <style:style style:name="P33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4497aa" officeooo:paragraph-rsid="004497aa"/>
    </style:style>
    <style:style style:name="P34" style:family="paragraph" style:parent-style-name="Standard">
      <style:paragraph-properties fo:orphans="2" fo:widows="2"/>
      <style:text-properties officeooo:paragraph-rsid="00434903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 officeooo:rsid="001fcf1a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 officeooo:rsid="00217e3a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 officeooo:rsid="00222138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 officeooo:rsid="0023efe6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normal" officeooo:rsid="0028f661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normal" officeooo:rsid="002c50f5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normal" officeooo:rsid="002dae7a"/>
    </style:style>
    <style:style style:name="T9" style:family="text">
      <style:text-properties fo:font-variant="normal" fo:text-transform="none" fo:color="#222222" style:font-name="arial" fo:font-size="12pt" fo:letter-spacing="normal" fo:font-style="normal" fo:font-weight="normal" officeooo:rsid="00305d70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normal" officeooo:rsid="00324038"/>
    </style:style>
    <style:style style:name="T11" style:family="text">
      <style:text-properties fo:font-variant="normal" fo:text-transform="none" fo:color="#222222" style:font-name="arial" fo:font-size="12pt" fo:letter-spacing="normal" fo:font-style="normal" fo:font-weight="normal" officeooo:rsid="003dcde4"/>
    </style:style>
    <style:style style:name="T12" style:family="text">
      <style:text-properties fo:font-variant="normal" fo:text-transform="none" fo:color="#222222" style:font-name="arial" fo:font-size="12pt" fo:letter-spacing="normal" fo:font-style="normal" fo:font-weight="normal" officeooo:rsid="00348f0f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normal" officeooo:rsid="00434903"/>
    </style:style>
    <style:style style:name="T14" style:family="text">
      <style:text-properties fo:font-variant="normal" fo:text-transform="none" fo:color="#222222" style:font-name="arial" fo:font-size="12pt" fo:letter-spacing="normal" fo:font-style="normal" fo:font-weight="normal" officeooo:rsid="004497aa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bold" officeooo:rsid="00222138" style:font-weight-asian="bold" style:font-weight-complex="bold"/>
    </style:style>
    <style:style style:name="T17" style:family="text">
      <style:text-properties fo:font-variant="normal" fo:text-transform="none" fo:color="#1155cc" style:font-name="arial" fo:font-size="12pt" fo:letter-spacing="normal" fo:font-style="normal" fo:font-weight="normal"/>
    </style:style>
    <style:style style:name="T18" style:family="text">
      <style:text-properties style:font-name="arial" fo:font-size="12pt" fo:font-style="normal" fo:font-weight="normal"/>
    </style:style>
    <style:style style:name="T19" style:family="text">
      <style:text-properties style:font-name="arial" fo:font-size="12pt" fo:font-style="normal" fo:font-weight="normal" officeooo:rsid="001fcf1a"/>
    </style:style>
    <style:style style:name="T20" style:family="text">
      <style:text-properties style:font-name="arial" fo:font-size="12pt" fo:font-style="normal" fo:font-weight="normal" officeooo:rsid="00217e3a"/>
    </style:style>
    <style:style style:name="T21" style:family="text">
      <style:text-properties style:font-name="arial" fo:font-size="12pt" fo:font-style="normal" fo:font-weight="normal" officeooo:rsid="0028f661"/>
    </style:style>
    <style:style style:name="T22" style:family="text">
      <style:text-properties style:font-name="arial" fo:font-size="12pt" fo:font-style="normal" fo:font-weight="normal" officeooo:rsid="002a5bcd"/>
    </style:style>
    <style:style style:name="T23" style:family="text">
      <style:text-properties style:font-name="arial" fo:font-size="12pt" fo:font-style="normal" fo:font-weight="normal" officeooo:rsid="002dae7a"/>
    </style:style>
    <style:style style:name="T24" style:family="text">
      <style:text-properties style:font-name="arial" fo:font-size="12pt" fo:font-style="normal" fo:font-weight="normal" officeooo:rsid="00324038"/>
    </style:style>
    <style:style style:name="T25" style:family="text">
      <style:text-properties style:font-name="arial" fo:font-size="12pt" fo:font-style="normal" fo:font-weight="normal" officeooo:rsid="00348f0f"/>
    </style:style>
    <style:style style:name="T26" style:family="text">
      <style:text-properties style:font-name="arial" fo:font-size="12pt" fo:font-style="normal" fo:font-weight="normal" officeooo:rsid="004497aa"/>
    </style:style>
    <style:style style:name="T27" style:family="text">
      <style:text-properties style:font-name="arial" fo:font-size="12pt" fo:font-style="normal" fo:font-weight="normal" style:font-weight-asian="normal" style:font-weight-complex="normal"/>
    </style:style>
    <style:style style:name="T28" style:family="text">
      <style:text-properties style:font-name="arial" fo:font-size="12pt" fo:font-style="normal" fo:font-weight="bold" style:font-weight-asian="bold" style:font-weight-complex="bold"/>
    </style:style>
    <style:style style:name="T29" style:family="text">
      <style:text-properties style:font-name="arial" fo:font-size="12pt" fo:font-style="normal" fo:font-weight="bold" officeooo:rsid="00348f0f" style:font-weight-asian="bold" style:font-weight-complex="bold"/>
    </style:style>
    <style:style style:name="T30" style:family="text">
      <style:text-properties style:font-name="arial" fo:font-size="12pt" fo:font-style="normal" fo:font-weight="bold" officeooo:rsid="00381ea4" style:font-weight-asian="bold" style:font-weight-complex="bold"/>
    </style:style>
    <style:style style:name="T31" style:family="text">
      <style:text-properties style:font-name="arial" fo:font-size="12pt" fo:font-style="italic" fo:font-weight="normal" style:font-style-asian="italic" style:font-style-complex="italic"/>
    </style:style>
    <style:style style:name="T32" style:family="text">
      <style:text-properties style:font-name="arial" fo:font-size="12pt" fo:font-style="italic" fo:font-weight="normal" officeooo:rsid="0028f661" style:font-style-asian="italic" style:font-style-complex="italic"/>
    </style:style>
    <style:style style:name="T33" style:family="text">
      <style:text-properties style:font-name="arial" fo:font-size="12pt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officeooo:rsid="001fcf1a"/>
    </style:style>
    <style:style style:name="T35" style:family="text">
      <style:text-properties officeooo:rsid="0028f661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275f60" style:font-weight-asian="bold" style:font-weight-complex="bold"/>
    </style:style>
    <style:style style:name="T38" style:family="text">
      <style:text-properties officeooo:rsid="002a5bcd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officeooo:rsid="002a5bcd"/>
    </style:style>
    <style:style style:name="T41" style:family="text">
      <style:text-properties style:text-underline-style="solid" style:text-underline-width="auto" style:text-underline-color="font-color" officeooo:rsid="002dae7a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2f5073" style:font-style-asian="italic" style:font-style-complex="italic"/>
    </style:style>
    <style:style style:name="T44" style:family="text">
      <style:text-properties fo:font-style="italic" officeooo:rsid="003b450f" style:font-style-asian="italic" style:font-style-complex="italic"/>
    </style:style>
    <style:style style:name="T45" style:family="text">
      <style:text-properties fo:font-style="italic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officeooo:rsid="002c50f5"/>
    </style:style>
    <style:style style:name="T48" style:family="text">
      <style:text-properties officeooo:rsid="002dae7a"/>
    </style:style>
    <style:style style:name="T49" style:family="text">
      <style:text-properties officeooo:rsid="002f5073"/>
    </style:style>
    <style:style style:name="T50" style:family="text">
      <style:text-properties officeooo:rsid="00305d70"/>
    </style:style>
    <style:style style:name="T51" style:family="text">
      <style:text-properties officeooo:rsid="00324038"/>
    </style:style>
    <style:style style:name="T52" style:family="text">
      <style:text-properties officeooo:rsid="0032e5ca"/>
    </style:style>
    <style:style style:name="T53" style:family="text">
      <style:text-properties officeooo:rsid="0033ba0d"/>
    </style:style>
    <style:style style:name="T54" style:family="text">
      <style:text-properties officeooo:rsid="00348f0f"/>
    </style:style>
    <style:style style:name="T55" style:family="text">
      <style:text-properties officeooo:rsid="00381ea4"/>
    </style:style>
    <style:style style:name="T56" style:family="text">
      <style:text-properties officeooo:rsid="003d5b92"/>
    </style:style>
    <style:style style:name="T57" style:family="text">
      <style:text-properties officeooo:rsid="003f5543"/>
    </style:style>
    <style:style style:name="T58" style:family="text">
      <style:text-properties officeooo:rsid="004497aa"/>
    </style:style>
    <style:style style:name="T59" style:family="text">
      <style:text-properties officeooo:rsid="0045cd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Getting started:</text:p>
      <text:p text:style-name="P19"><text:line-break/>1)<text:span text:style-name="T40">I</text:span><text:span text:style-name="T39">nstallation</text:span></text:p>
      <text:p text:style-name="P27"><text:span text:style-name="T1">&gt;git clone </text:span><text:a xlink:type="simple" xlink:href="https://github.com/wdklotz/simulinac" text:style-name="Internet_20_link" text:visited-style-name="Visited_20_Internet_20_Link">https://github.com/wdklotz/simulinac</text:a><text:span text:style-name="T17"> </text:span><text:span text:style-name="T1">XXX</text:span></text:p>
      <text:p text:style-name="P18">Use the command above to clone the latest version into the directory XXX.</text:p>
      <text:p text:style-name="P18"/>
      <text:p text:style-name="P18">2)<text:span text:style-name="T39">run </text:span><text:span text:style-name="T40">the</text:span><text:span text:style-name="T39"> sample</text:span></text:p>
      <text:p text:style-name="P21"><text:span text:style-name="T58">M</text:span>ake shure you use pyhton 3</text:p>
      <text:p text:style-name="P23">cd to XXX</text:p>
      <text:p text:style-name="P18">&gt;python simu.py <text:span text:style-name="T49">[&lt;input-file&gt;]</text:span></text:p>
      <text:p text:style-name="P18"/>
      <text:p text:style-name="P18">3) <text:span text:style-name="T58">I</text:span>f it works - bingo!</text:p>
      <text:p text:style-name="P18"/>
      <text:p text:style-name="P18">4)<text:span text:style-name="T47">I</text:span><text:span text:style-name="T39">nput </text:span><text:span text:style-name="T41">(*.yml)</text:span></text:p>
      <text:p text:style-name="P18"><text:span text:style-name="T58">Default </text:span>sample <text:span text:style-name="T49">input-</text:span>file <text:span text:style-name="T49">is</text:span></text:p>
      <text:p text:style-name="P18">„XXX/yml/25_09_2017_versuche_70_200MeV.yml“. This input file is loaded with <text:span text:style-name="T34">lots of</text:span> comments which explain how to set up <text:span text:style-name="T57">input </text:span>for simu.py. Be aware: its syntax is YAML which is very picky with indentation!</text:p>
      <text:p text:style-name="P25"><text:span text:style-name="T58">E</text:span>dit <text:span text:style-name="T42">filepath</text:span> at the end of simu.py if you want other default input files.</text:p>
      <text:p text:style-name="P18"/>
      <text:p text:style-name="P18">5)<text:span text:style-name="T40">F</text:span><text:span text:style-name="T39">eatures</text:span></text:p>
      <text:p text:style-name="P18"><text:span text:style-name="T58">T</text:span>he new version is loaded with new features:</text:p>
      <text:p text:style-name="P18"/>
      <text:p text:style-name="P18">5.1)<text:span text:style-name="T41">f</text:span><text:span text:style-name="T39">lags:</text:span></text:p>
      <text:p text:style-name="P18"><text:span text:style-name="T58">M</text:span>ost of them are commented. <text:span text:style-name="T58">I</text:span>f so, they are set to their default values <text:span text:style-name="T38">which are shown </text:span>in brackets {....}. <text:span text:style-name="T58">I</text:span>f you want to activate uncomment! <text:span text:style-name="T58">M</text:span>ost important are:</text:p>
      <text:p text:style-name="P26"><text:tab/><text:span text:style-name="T31">map</text:span><text:span text:style-name="T18">: </text:span><text:span text:style-name="T28">if</text:span><text:span text:style-name="T18"> False the linear T3D mappings are used for cavities </text:span><text:span text:style-name="T28">else</text:span><text:span text:style-name="T18"> nonlinear map</text:span><text:span text:style-name="T22">ping</text:span><text:span text:style-name="T18"> <text:tab/>through the cavities is used.</text:span></text:p>
      <text:p text:style-name="P18"><text:tab/><text:span text:style-name="T42">sigma</text:span>: <text:span text:style-name="T36">if</text:span> True beam size is calculated from <text:span text:style-name="T38">s</text:span>igma <text:span text:style-name="T38">m</text:span>atrix <text:span text:style-name="T38">formalism </text:span><text:span text:style-name="T36">else</text:span> from twiss <text:tab/>functions.</text:p>
      <text:p text:style-name="P18"><text:tab/><text:span text:style-name="T42">express</text:span>: <text:span text:style-name="T36">if</text:span> True quadrupoles are replaced by fast implementations of thin-lense <text:tab/>matrices <text:span text:style-name="T36">else</text:span> the thin-lens is calculated as triplet <text:span text:style-name="T35">product D*KICK*D.</text:span></text:p>
      <text:p text:style-name="P18"/>
      <text:p text:style-name="P18">5.2)<text:span text:style-name="T41">s</text:span><text:span text:style-name="T39">ections:</text:span></text:p>
      <text:p text:style-name="P21"><text:span text:style-name="T58">T</text:span>wo sections are defined in the sample LE and HE <text:span text:style-name="T52">like</text:span></text:p>
      <text:p text:style-name="P21"><text:tab/>- <text:s/><text:span text:style-name="T47">[&amp;&lt;section alias&gt;&lt;space&gt;&lt;name&gt;,&amp;&lt;section alias&gt;&lt;space&gt;&lt;name&gt;,….]</text:span></text:p>
      <text:p text:style-name="P21"><text:span text:style-name="T58">O</text:span>nly HE is used <text:span text:style-name="T35">in the sample</text:span>.</text:p>
      <text:p text:style-name="P18"/>
      <text:p text:style-name="P18">5.3)<text:span text:style-name="T41">p</text:span><text:span text:style-name="T39">arameters:</text:span></text:p>
      <text:p text:style-name="P20"><text:span text:style-name="T58">P</text:span>hysics and lattice parameter definitions <text:span text:style-name="T53">like</text:span>: </text:p>
      <text:p text:style-name="P20"><text:tab/>- <text:s/><text:span text:style-name="T48">&lt;</text:span>name<text:span text:style-name="T48">&gt;</text:span>: &amp;<text:span text:style-name="T35">&lt;parameter alias&gt;&lt;space&gt;&lt;</text:span>value<text:span text:style-name="T35">&gt; | &lt;value&gt; | *&lt;parameter alias&gt;</text:span></text:p>
      <text:p text:style-name="P24"><text:span text:style-name="T58">Some parameter</text:span> names <text:span text:style-name="T56">(see</text:span> the sample input<text:span text:style-name="T56">)</text:span> are recognized by th<text:span text:style-name="T49">e</text:span> program <text:span text:style-name="T49">and used as starting conditions. They are: </text:span><text:span text:style-name="T43">aperture</text:span><text:span text:style-name="T49">, </text:span><text:span text:style-name="T43">betax_i</text:span><text:span text:style-name="T49">, </text:span><text:span text:style-name="T43">alfax_i</text:span><text:span text:style-name="T49">, </text:span><text:span text:style-name="T43">emitx_i</text:span><text:span text:style-name="T49">, </text:span><text:span text:style-name="T43">beta</text:span><text:span text:style-name="T44">y</text:span><text:span text:style-name="T43">_i</text:span><text:span text:style-name="T49">, </text:span><text:span text:style-name="T43">alfa</text:span><text:span text:style-name="T44">y</text:span><text:span text:style-name="T43">_i</text:span><text:span text:style-name="T49">, </text:span><text:span text:style-name="T43">emit</text:span><text:span text:style-name="T44">y</text:span><text:span text:style-name="T43">_i</text:span><text:span text:style-name="T49">, </text:span><text:span text:style-name="T43">sigmaz_i</text:span><text:span text:style-name="T49">, </text:span><text:span text:style-name="T43">dp2p_i</text:span><text:span text:style-name="T49">, </text:span><text:span text:style-name="T43">frequency</text:span><text:span text:style-name="T49"> and </text:span><text:span text:style-name="T43">Tkin</text:span><text:span text:style-name="T49">. Others are of free choice to be used in element definitions.</text:span></text:p>
      <text:p text:style-name="P18"/>
      <text:p text:style-name="P18">5.4)elements:</text:p>
      <text:p text:style-name="P18"><text:span text:style-name="T58">D</text:span>efinition of elements</text:p>
      <text:p text:style-name="P18"><text:tab/>1st line<text:tab/>- <text:span text:style-name="T48">&lt;</text:span>ID<text:span text:style-name="T48">&gt;</text:span>: &amp;<text:span text:style-name="T35">&lt;element alias&gt;</text:span> <text:tab/><text:tab/>#any <text:span text:style-name="T48">ID</text:span> you like</text:p>
      <text:p text:style-name="P26"><text:span text:style-name="T18"><text:tab/>2nd line<text:tab/><text:tab/>- type: </text:span><text:span text:style-name="T24">&lt;</text:span><text:span text:style-name="T23">CLASS</text:span><text:span text:style-name="T24">&gt;<text:tab/><text:tab/></text:span><text:span text:style-name="T20">#defines the lattice element</text:span></text:p>
      <text:p text:style-name="P18"><text:tab/>attribute 1<text:tab/><text:tab/>- <text:span text:style-name="T48">&lt;</text:span>key<text:span text:style-name="T48">&gt;</text:span>: *<text:span text:style-name="T35">&lt;parameter alias&gt; | &lt;</text:span>value<text:span text:style-name="T35">&gt;</text:span></text:p>
      <text:p text:style-name="P29"><text:tab/>:</text:p>
      <text:p text:style-name="P29"><text:soft-page-break/><text:tab/>attribute <text:span text:style-name="T38">N</text:span> <text:tab/><text:tab/>- <text:span text:style-name="T48">&lt;</text:span>key<text:span text:style-name="T48">&gt;</text:span>: *<text:span text:style-name="T35">&lt;parameter alias&gt; | &lt;</text:span>value<text:span text:style-name="T35">&gt;</text:span></text:p>
      <text:p text:style-name="P28"><text:span text:style-name="T26">A</text:span><text:span text:style-name="T18">ll attribute </text:span><text:span text:style-name="T23">keys</text:span><text:span text:style-name="T18"> with exception </text:span><text:span text:style-name="T33">sec</text:span><text:span text:style-name="T18">: *</text:span><text:span text:style-name="T20">&lt;</text:span><text:span text:style-name="T31">section </text:span><text:span text:style-name="T32">alias</text:span><text:span text:style-name="T20">&gt;</text:span><text:span text:style-name="T18"> are mandatory </text:span><text:span text:style-name="T23">and depend on the element CLASS.</text:span></text:p>
      <text:p text:style-name="P1"/>
      <text:p text:style-name="P1">5.4.1)<text:span text:style-name="T58">Element</text:span> <text:span text:style-name="T48">CLASS definitions:</text:span></text:p>
      <text:p text:style-name="P31"><text:tab/><text:span text:style-name="T50">I<text:tab/><text:tab/>NOP unit<text:tab/><text:tab/><text:tab/><text:tab/>(available in python)</text:span></text:p>
      <text:p text:style-name="P12"><text:tab/><text:span text:style-name="T18">D<text:tab/><text:tab/>Drift</text:span></text:p>
      <text:p text:style-name="P12"><text:span text:style-name="T18"><text:tab/>QF<text:tab/><text:tab/>thick </text:span><text:span text:style-name="T19">F </text:span><text:span text:style-name="T18">quadrupole </text:span><text:span text:style-name="T25">with </text:span><text:span text:style-name="T29">slice</text:span><text:span text:style-name="T30">s</text:span><text:span text:style-name="T25"> option</text:span></text:p>
      <text:p text:style-name="P13"><text:span text:style-name="T18"><text:tab/>QD<text:tab/><text:tab/>thick </text:span><text:span text:style-name="T19">D quadrupole </text:span><text:span text:style-name="T25">with </text:span><text:span text:style-name="T29">slice</text:span><text:span text:style-name="T30">s</text:span><text:span text:style-name="T25"> option</text:span></text:p>
      <text:p text:style-name="P2"><text:tab/>RFG<text:tab/><text:tab/>RF gap with <text:span text:style-name="T36">mapping</text:span> options <text:span text:style-name="T51">(ref. T3D and A.Shishlo)</text:span></text:p>
      <text:p text:style-name="P3"><text:tab/>TT<text:span text:style-name="T51">F</text:span>G<text:tab/><text:tab/>TimeTransitionFactorGap <text:span text:style-name="T51">(ref. A.Shishlo) </text:span><text:span text:style-name="T37">using superfish data</text:span></text:p>
      <text:p text:style-name="P11"><text:tab/>RFC<text:tab/><text:tab/>RF cavity as triple product D*RFG*D</text:p>
      <text:p text:style-name="P11"><text:tab/>GAP<text:tab/><text:tab/>Simple zero length RF-gap <text:span text:style-name="T55">w/o (s,dp/p)</text:span> (ref. Dr.Tiede &amp; T.Wrangler)</text:p>
      <text:p text:style-name="P14"><text:span text:style-name="T2"><text:tab/></text:span><text:span text:style-name="T3">M<text:tab/><text:tab/>Marker </text:span><text:span text:style-name="T13">with action attributes</text:span></text:p>
      <text:p text:style-name="P34"><text:span text:style-name="T3"><text:tab/></text:span><text:span text:style-name="T9">SD<text:tab/><text:tab/>T3D sector dipole in x-plane<text:tab/></text:span><text:span text:style-name="T12">(available in python)</text:span></text:p>
      <text:p text:style-name="P30"><text:tab/>RD<text:tab/><text:tab/>T3D rectangular dipole x-plane<text:tab/><text:span text:style-name="T54">(available in python)</text:span></text:p>
      <text:p text:style-name="P30"><text:tab/>WD<text:tab/><text:tab/>T3D dipole wedge x-plane<text:tab/><text:tab/><text:span text:style-name="T54">(available in python)</text:span></text:p>
      <text:p text:style-name="P10"><text:tab/>QFth<text:tab/><text:tab/>thin F quadrupole<text:tab/><text:tab/><text:tab/><text:span text:style-name="T54">(available in python)</text:span></text:p>
      <text:p text:style-name="P30"><text:s text:c="11"/>QDth<text:tab/><text:tab/>thin D quadrupole<text:tab/><text:tab/><text:tab/><text:span text:style-name="T54">(available in python)</text:span></text:p>
      <text:p text:style-name="P30"><text:tab/>QFthx<text:tab/><text:tab/>thin express F quadrupole<text:tab/><text:tab/><text:span text:style-name="T54">(available in python)</text:span></text:p>
      <text:p text:style-name="P30"><text:s text:c="11"/>QDthx<text:tab/><text:tab/>thin express D quadrupole<text:tab/><text:tab/><text:span text:style-name="T54">(available in python)</text:span></text:p>
      <text:p text:style-name="P5"/>
      <text:p text:style-name="P4">5.4.2)<text:span text:style-name="T48">CLASS „</text:span>RFG“ has <text:span text:style-name="T47">a </text:span><text:span text:style-name="T36">mapping</text:span> attribute which can be either „<text:span text:style-name="T42">base</text:span>“ or „<text:span text:style-name="T42">simple</text:span>“. „<text:span text:style-name="T42">base</text:span>“ is a simplified non-linear map assuming constant time-transition factors. „<text:span text:style-name="T42">simple</text:span>“ is a linear map and gives same result as T3D matrix. Both options are only active if flag <text:span text:style-name="T45">map</text:span> is activated.</text:p>
      <text:p text:style-name="P4"/>
      <text:p text:style-name="P16"><text:span text:style-name="T1">5.4.3)</text:span><text:span text:style-name="T8">CLASS „</text:span><text:span text:style-name="T1">QF“ and „QD“ have </text:span><text:span text:style-name="T7">a </text:span><text:span text:style-name="T15">slices</text:span><text:span text:style-name="T1"> attribute</text:span><text:span text:style-name="T4"> which can take values [1,…,</text:span><text:span text:style-name="T6">N</text:span><text:span text:style-name="T4">]. </text:span><text:span text:style-name="T16">if</text:span><text:span text:style-name="T4"> </text:span><text:span text:style-name="T10">N=</text:span><text:span text:style-name="T4">1 the thick T3D matrix is used </text:span><text:span text:style-name="T16">elif</text:span><text:span text:style-name="T4"> N&gt;1 the quadrupole is cut into </text:span><text:span text:style-name="T6">N</text:span><text:span text:style-name="T4"> slices of thin-lens quadrupoles, </text:span><text:span text:style-name="T14">e</text:span><text:span text:style-name="T4">ither as D*KICK*D or „express“.</text:span></text:p>
      <text:p text:style-name="P8"/>
      <text:p text:style-name="P17"><text:span text:style-name="T4">5.</text:span><text:span text:style-name="T1">4.4)</text:span><text:span text:style-name="T8">CLASS „</text:span><text:span text:style-name="T1">TTFG“ has </text:span><text:span text:style-name="T7">a</text:span><text:span text:style-name="T1"> </text:span><text:span text:style-name="T15">SFdata</text:span><text:span text:style-name="T1"> </text:span><text:span text:style-name="T7">attribute </text:span><text:span text:style-name="T1">which has to be set to the name of the file containing the field profile data from superfish.</text:span></text:p>
      <text:p text:style-name="P6"/>
      <text:p text:style-name="P6">6)<text:span text:style-name="T48">s</text:span>egments:</text:p>
      <text:p text:style-name="P6"><text:span text:style-name="T58">A </text:span>segment is defined as:</text:p>
      <text:p text:style-name="P6"><text:tab/>- <text:span text:style-name="T48">&lt;seg </text:span>name<text:span text:style-name="T48">&gt;</text:span>: <text:s/><text:tab/><text:tab/><text:span text:style-name="T38">#any name you like</text:span></text:p>
      <text:p text:style-name="P6"><text:tab/><text:tab/>- *&lt;element <text:span text:style-name="T38">alias</text:span>&gt;</text:p>
      <text:p text:style-name="P6"><text:tab/><text:tab/>- *&lt;element <text:span text:style-name="T38">alias</text:span>&gt;</text:p>
      <text:p text:style-name="P6"><text:s text:c="24"/>:</text:p>
      <text:p text:style-name="P6">7)lattice:</text:p>
      <text:p text:style-name="P33">Finally the lattice is defined as</text:p>
      <text:p text:style-name="P6"><text:tab/>1st line <text:tab/>- title: &lt;any text&gt; <text:s text:c="4"/># <text:span text:style-name="T36">must be present as 1st line!</text:span></text:p>
      <text:p text:style-name="P15"><text:span text:style-name="T1"><text:tab/>lines below <text:tab/><text:tab/>- [</text:span><text:span text:style-name="T5">N</text:span><text:span text:style-name="T1">, &lt;seg </text:span><text:span text:style-name="T11">name</text:span><text:span text:style-name="T1">&gt;,&lt;seg </text:span><text:span text:style-name="T11">name&gt;,…</text:span><text:span text:style-name="T1">,&lt;seg </text:span><text:span text:style-name="T11">name</text:span><text:span text:style-name="T1">&gt;]</text:span></text:p>
      <text:p text:style-name="P15"><text:span text:style-name="T1"><text:tab/>lines below <text:tab/><text:tab/>- [</text:span><text:span text:style-name="T5">N</text:span><text:span text:style-name="T1">, &lt;seg </text:span><text:span text:style-name="T11">name</text:span><text:span text:style-name="T1">&gt;,&lt;seg </text:span><text:span text:style-name="T11">name&gt;,…</text:span><text:span text:style-name="T1">,&lt;seg</text:span><text:span text:style-name="T11"> name</text:span><text:span text:style-name="T1">&gt;]</text:span></text:p>
      <text:p text:style-name="P7"><text:tab/> <text:s text:c="6"/>:</text:p>
      <text:p text:style-name="P9"><text:span text:style-name="T58">N</text:span>umber N expands the segment list <text:span text:style-name="T58">in same brackets</text:span> N times. <text:span text:style-name="T59">Many segment lines can be given, for instance one for each se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-Dieter Klotz</meta:initial-creator>
    <meta:creation-date>2017-10-01T23:55:44.673000000</meta:creation-date>
    <dc:date>2017-10-02T17:35:40.933000000</dc:date>
    <dc:creator>Wolf-Dieter Klotz</dc:creator>
    <meta:editing-duration>PT1H29M29S</meta:editing-duration>
    <meta:editing-cycles>28</meta:editing-cycles>
    <meta:generator>LibreOffice/5.1.4.2$Windows_x86 LibreOffice_project/f99d75f39f1c57ebdd7ffc5f42867c12031db97a</meta:generator>
    <meta:document-statistic meta:table-count="0" meta:image-count="0" meta:object-count="0" meta:page-count="2" meta:paragraph-count="69" meta:word-count="630" meta:character-count="4055" meta:non-whitespace-character-count="3356"/>
  </office:meta>
</office:document-meta>
</file>